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41c" officeooo:paragraph-rsid="000cc41c"/>
    </style:style>
    <style:style style:name="T1" style:family="text">
      <style:text-properties officeooo:rsid="000e4f87"/>
    </style:style>
    <style:style style:name="T2" style:family="text">
      <style:text-properties officeooo:rsid="000fb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<text:span text:style-name="T1">o m</text:span><text:span text:style-name="T2">ó</text:span><text:span text:style-name="T1">dulo</text:span> 2 do GitHub 4 Women feita por Sílvia Calix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09:46:04.724000000</meta:creation-date>
    <dc:date>2024-05-27T09:49:12.775000000</dc:date>
    <meta:editing-duration>PT1M9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2" meta:character-count="64" meta:non-whitespace-character-count="53"/>
  </office:meta>
</office:document-meta>
</file>